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language-asian="ru" style:country-asian="RU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Heading_20_4">
      <style:text-properties style:language-asian="ru" style:country-asian="RU"/>
    </style:style>
    <style:style style:name="P5" style:family="paragraph" style:parent-style-name="Код">
      <style:text-properties fo:language="en" fo:country="US"/>
    </style:style>
    <style:style style:name="P6" style:family="paragraph" style:parent-style-name="Standard">
      <style:text-properties style:language-asian="ru" style:country-asian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ru" fo:country="RU"/>
    </style:style>
    <style:style style:name="T4" style:family="text">
      <style:text-properties style:language-asian="ru" style:country-asian="RU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Лабораторная работа </text:span><text:bookmark text:name="p25271-1"/><text:span text:style-name="T4">1</text:span><text:span text:style-name="T2">4</text:span></text:h>
      <text:h text:style-name="Heading_20_4" text:outline-level="4"><text:span text:style-name="T2">14.1</text:span><text:span text:style-name="T4"> [#30]</text:span></text:h>
      <text:p text:style-name="P2">Соберите процедуру RecursiveSort из приведенных ниже разделов проекта. Исправьте ошибки.</text:p>
      <text:p text:style-name="Standard"><text:span text:style-name="T5"/></text:p>
      <text:p text:style-name="Standard"><text:span text:style-name="T5">Разделы проекта RecursiveSort</text:span></text:p>
      <text:p text:style-name="Код">DP 1</text:p>
      <text:p text:style-name="Код">PROCEDURE RecursiveSort(VAR F1: TEXT);</text:p>
      <text:p text:style-name="Код">VAR </text:p>
      <text:p text:style-name="Код"><text:s text:c="2"/>F2, F3: TEXT;</text:p>
      <text:p text:style-name="Код"><text:s text:c="2"/>Ch: CHAR;</text:p>
      <text:p text:style-name="Код">{PROCEDURE Split(VAR F1, F2, F3: TEXT)</text:p>
      <text:p text:style-name="Код"><text:span text:style-name="T1"><text:s/></text:span>Разбивает F1 на F2 и F3}</text:p>
      <text:p text:style-name="P5">{PROCEDURE Merge(VAR F1, F2, F3: TEXT)</text:p>
      <text:p text:style-name="Код"><text:span text:style-name="T1"><text:s/></text:span>Сливает F2 и F3 в F1}</text:p>
      <text:p text:style-name="Код">BEGIN {RecursiveSort}</text:p>
      <text:p text:style-name="Код"><text:s text:c="2"/>RESET(F1);</text:p>
      <text:p text:style-name="Код"><text:s text:c="2"/>IF NOT (EOLN(F1))</text:p>
      <text:p text:style-name="Код"><text:s text:c="2"/>THEN</text:p>
      <text:p text:style-name="Код"><text:s text:c="4"/>BEGIN</text:p>
      <text:p text:style-name="Код"><text:s text:c="6"/>IF NOT (EOLN(F1))</text:p>
      <text:p text:style-name="Код"><text:span text:style-name="T1"><text:s text:c="6"/></text:span>THEN {Файл имеет как минимум 2 символа}</text:p>
      <text:p text:style-name="Код"><text:s text:c="8"/><text:span text:style-name="T1">BEGIN</text:span></text:p>
      <text:p text:style-name="Код"><text:s text:c="10"/>Split(F1, F2, F3);</text:p>
      <text:p text:style-name="P5"><text:s text:c="10"/>RecursiveSort(F2);</text:p>
      <text:p text:style-name="Код"><text:s text:c="10"/>RecursiveSort(F3);</text:p>
      <text:p text:style-name="Код"><text:s text:c="10"/>Merge(F1, F2, F3);</text:p>
      <text:p text:style-name="Код"><text:s text:c="8"/>END</text:p>
      <text:p text:style-name="Код"><text:s text:c="4"/>END</text:p>
      <text:p text:style-name="Код">END <text:s text:c="2"/>{RecursiveSort}</text:p>
      <text:p text:style-name="Код"/>
      <text:p text:style-name="Код">DP 1.1</text:p>
      <text:p text:style-name="Код">PROCEDURE Split(VAR F1, F2, F3: TEXT);</text:p>
      <text:p text:style-name="Код">{Разбивает F1 на F2, F3}</text:p>
      <text:p text:style-name="Код">VAR </text:p>
      <text:p text:style-name="Код"><text:s text:c="2"/>Ch, Switch: CHAR;</text:p>
      <text:p text:style-name="Код">BEGIN {Split}</text:p>
      <text:p text:style-name="Код"><text:s text:c="2"/>RESET(F1);</text:p>
      <text:p text:style-name="Код"><text:s text:c="2"/>REWRITE(F2);</text:p>
      <text:p text:style-name="P5"><text:s text:c="2"/>REWRITE(F3);</text:p>
      <text:p text:style-name="Код"><text:span text:style-name="T1"><text:s text:c="2"/></text:span>{Копировать F1 попеременно в F2 и F3}</text:p>
      <text:p text:style-name="Код"><text:s text:c="2"/><text:span text:style-name="T1">WRITELN(F2);</text:span></text:p>
      <text:p text:style-name="Код"><text:s text:c="2"/>WRITELN(F3);</text:p>
      <text:p text:style-name="Код">END {Split}</text:p>
      <text:p text:style-name="Код"/>
      <text:p text:style-name="Код">DP 1.1.1</text:p>
      <text:p text:style-name="Код">BEGIN {Копировать F1 попеременно в F2 и F3}</text:p>
      <text:p text:style-name="Код"><text:s text:c="2"/><text:span text:style-name="T1">Switch := '2';</text:span></text:p>
      <text:p text:style-name="Код"><text:s text:c="2"/>WHILE NOT (EOLN(F1))</text:p>
      <text:p text:style-name="Код"><text:soft-page-break/><text:s text:c="2"/>DO</text:p>
      <text:p text:style-name="Код"><text:s text:c="4"/>BEGIN</text:p>
      <text:p text:style-name="Код"><text:s text:c="6"/>READ(F1, Ch);</text:p>
      <text:p text:style-name="Код"><text:s text:c="6"/>IF (Switch = '2')</text:p>
      <text:p text:style-name="Код"><text:s text:c="6"/>THEN</text:p>
      <text:p text:style-name="P5"><text:s text:c="8"/>BEGIN</text:p>
      <text:p text:style-name="Код"><text:s text:c="10"/>WRITE(F2, Ch);</text:p>
      <text:p text:style-name="Код"><text:s text:c="10"/>Switch := '3';</text:p>
      <text:p text:style-name="Код"><text:s text:c="8"/>END</text:p>
      <text:p text:style-name="Код"><text:s text:c="6"/>ELSE</text:p>
      <text:p text:style-name="Код"><text:s text:c="8"/>BEGIN</text:p>
      <text:p text:style-name="Код"><text:s text:c="10"/>WRITE(F3, Ch);</text:p>
      <text:p text:style-name="Код"><text:s text:c="10"/>Switch := '2';</text:p>
      <text:p text:style-name="Код"><text:s text:c="8"/>END</text:p>
      <text:p text:style-name="Код"><text:s text:c="4"/>END</text:p>
      <text:p text:style-name="Код">END</text:p>
      <text:p text:style-name="Код"/>
      <text:p text:style-name="Код">DP 1.2</text:p>
      <text:p text:style-name="Код">PROCEDURE Merge(VAR F1, F2, F3: TEXT);</text:p>
      <text:p text:style-name="Код">{Сливает F2, F3 в F1 <text:s/>в сортированном порядке}</text:p>
      <text:p text:style-name="Код">VAR </text:p>
      <text:p text:style-name="Код"><text:s text:c="2"/>Ch2, Ch3: CHAR;</text:p>
      <text:p text:style-name="Код">BEGIN {Merge}</text:p>
      <text:p text:style-name="Код"><text:s text:c="2"/>RESET(F2);</text:p>
      <text:p text:style-name="Код"><text:s text:c="2"/>RESET(F3);</text:p>
      <text:p text:style-name="Код"><text:s text:c="2"/>REWRITE(F1);</text:p>
      <text:p text:style-name="Код"><text:s text:c="2"/>READ(F2, Ch2);</text:p>
      <text:p text:style-name="Код"><text:s text:c="2"/>READ(F3, Ch3);</text:p>
      <text:p text:style-name="Код"><text:s text:c="2"/>WHILE (NOT(EOF(F2))) AND (NOT(EOF(F3))))</text:p>
      <text:p text:style-name="Код"><text:s text:c="2"/>DO</text:p>
      <text:p text:style-name="Код"><text:s text:c="4"/>BEGIN</text:p>
      <text:p text:style-name="Код"><text:s text:c="6"/>IF Ch2 &lt; CH3</text:p>
      <text:p text:style-name="Код"><text:s text:c="6"/>THEN </text:p>
      <text:p text:style-name="Код"><text:s text:c="8"/>BEGIN</text:p>
      <text:p text:style-name="Код"><text:s text:c="10"/>WRITE(F1, Ch2);</text:p>
      <text:p text:style-name="Код"><text:s text:c="10"/>READ(F2, Ch2);</text:p>
      <text:p text:style-name="Код"><text:s text:c="8"/>END</text:p>
      <text:p text:style-name="Код"><text:s text:c="6"/>ELSE</text:p>
      <text:p text:style-name="Код"><text:s text:c="8"/>BEGIN</text:p>
      <text:p text:style-name="Код"><text:s text:c="10"/>WRITE(F1, Ch3);</text:p>
      <text:p text:style-name="Код"><text:span text:style-name="T1"><text:s text:c="10"/></text:span>READ(F3, Ch3);</text:p>
      <text:p text:style-name="Код"><text:s text:c="8"/>END</text:p>
      <text:p text:style-name="Код"><text:s text:c="4"/>END</text:p>
      <text:p text:style-name="Код"><text:s text:c="2"/>{Копировать остаток F2 в F1}</text:p>
      <text:p text:style-name="Код"><text:s text:c="2"/>{Копировать остаток F3 в F1}</text:p>
      <text:p text:style-name="Код"><text:s text:c="2"/><text:span text:style-name="T1">WRITELN(F1);</text:span></text:p>
      <text:p text:style-name="Код">END {Merge}</text:p>
      <text:p text:style-name="Код"/>
      <text:p text:style-name="Код">DP 1.2.1</text:p>
      <text:p text:style-name="Код">BEGIN {Копировать остаток F2 в F1}</text:p>
      <text:p text:style-name="Код"><text:s text:c="2"/><text:span text:style-name="T1">WHILE NOT (EOF(F2))</text:span></text:p>
      <text:p text:style-name="Код"><text:s text:c="2"/>DO</text:p>
      <text:p text:style-name="Код"><text:soft-page-break/><text:s text:c="4"/>BEGIN</text:p>
      <text:p text:style-name="Код"><text:s text:c="6"/>WRITE(F1, Ch2);</text:p>
      <text:p text:style-name="Код"><text:s text:c="6"/>READ(F2, Ch2);</text:p>
      <text:p text:style-name="Код"><text:span text:style-name="T1"><text:s text:c="4"/></text:span>END</text:p>
      <text:p text:style-name="Код">END</text:p>
      <text:p text:style-name="Код"/>
      <text:p text:style-name="Код">DP 1.2.2</text:p>
      <text:p text:style-name="Код">BEGIN {Копировать остаток F3 в F1}</text:p>
      <text:p text:style-name="Код"><text:s text:c="2"/><text:span text:style-name="T1">WHILE NOT (EOF(F3))</text:span></text:p>
      <text:p text:style-name="Код"><text:s text:c="2"/>DO</text:p>
      <text:p text:style-name="Код"><text:s text:c="4"/>BEGIN</text:p>
      <text:p text:style-name="Код"><text:s text:c="6"/>WRITE(F1, Ch3);</text:p>
      <text:p text:style-name="Код"><text:s text:c="6"/>READ(F3, Ch3);</text:p>
      <text:p text:style-name="Код"><text:span text:style-name="T1"><text:s text:c="4"/></text:span>END</text:p>
      <text:p text:style-name="Код">END</text:p>
      <text:p text:style-name="Standard"/>
      <text:p text:style-name="P3">Конец разделов проекта <text:span text:style-name="T1">RecursiveSor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3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7H1M54S</meta:editing-duration>
    <meta:editing-cycles>26</meta:editing-cycles>
    <meta:generator>LibreOffice/5.1.3.2$Windows_x86 LibreOffice_project/644e4637d1d8544fd9f56425bd6cec110e49301b</meta:generator>
    <dc:date>2017-02-06T19:53:31.581000000</dc:date>
    <meta:document-statistic meta:table-count="0" meta:image-count="0" meta:object-count="0" meta:page-count="3" meta:paragraph-count="112" meta:word-count="279" meta:character-count="2076" meta:non-whitespace-character-count="1520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